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start-width="0.305cm" draw:marker-end="Arrow_20_short" draw:marker-end-width="0.305cm" draw:fill="gradient" draw:textarea-vertical-align="middle"/>
    </style:style>
    <style:style style:name="gr103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51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5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6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8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6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29" draw:id="id29" draw:layer="layout" svg:width="4.758cm" svg:height="1.535cm" svg:x="13.548cm" svg:y="4.704cm">
          <text:list text:style-name="L1">
            <text:list-header>
              <text:p text:style-name="P25"><text:span text:style-name="T2">Email Application</text:span></text:p>
            </text:list-header>
            <text:list-item>
              <text:p text:style-name="P2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6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Grant</text:span></text:p>
            </text:list-header>
            <text:list-item>
              <text:p text:style-name="P2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olicy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ion API</text:span></text:p>
            </text:list-header>
            <text:list-item>
              <text:p text:style-name="P2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31" draw:id="id31" draw:layer="layout" svg:width="4.758cm" svg:height="1.535cm" svg:x="13.548cm" svg:y="1.704cm">
          <text:list text:style-name="L1">
            <text:list-header>
              <text:p text:style-name="P25"><text:span text:style-name="T2">Sender</text:span></text:p>
            </text:list-header>
            <text:list-item>
              <text:p text:style-name="P25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ilbox</text:span></text:p>
            </text:list-header>
            <text:list-item>
              <text:p text:style-name="P25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ed Resource</text:span></text:p>
            </text:list-header>
            <text:list-item>
              <text:p text:style-name="P2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nage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35" draw:id="id35" draw:layer="layout" svg:width="4.758cm" svg:height="1.535cm" svg:x="13.548cm" svg:y="14.004cm">
          <text:list text:style-name="L1">
            <text:list-header>
              <text:p text:style-name="P25"><text:span text:style-name="T2">Mail Retrieval Agent</text:span></text:p>
            </text:list-header>
            <text:list-item>
              <text:p text:style-name="P2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38" draw:id="id38" draw:layer="layout" svg:width="4.758cm" svg:height="1.535cm" svg:x="13.548cm" svg:y="17.004cm">
          <text:list text:style-name="L1">
            <text:list-header>
              <text:p text:style-name="P25"><text:span text:style-name="T2">Recipient</text:span></text:p>
            </text:list-header>
            <text:list-item>
              <text:p text:style-name="P25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7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Email Service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4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3" draw:text-style-name="P24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4" draw:text-style-name="P7" draw:layer="layout" svg:width="4.977cm" svg:height="0.642cm" svg:x="18.885cm" svg:y="4.835cm">
          <text:list text:style-name="L1">
            <text:list-header>
              <text:p text:style-name="P6"><text:span text:style-name="T2">send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7" draw:layer="layout" svg:width="5.548cm" svg:height="0.642cm" svg:x="18.788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30" xml:id="id48" draw:id="id48" draw:layer="layout" svg:width="3.251cm" svg:height="1.473cm" svg:x="4.877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MAA</text:span></text:p>
            </text:list-header>
            <text:list-item>
              <text:p text:style-name="P32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xml:id="id50" draw:id="id50" draw:layer="layout" svg:width="3.251cm" svg:height="1.473cm" svg:x="21.584cm" svg:y="6.6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6" draw:layer="layout" svg:width="2.479cm" svg:height="0.642cm" svg:x="14.806cm" svg:y="5.354cm">
          <text:list text:style-name="L1">
            <text:list-header>
              <text:p text:style-name="P35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MAA</text:span></text:p>
            </text:list-header>
            <text:list-item>
              <text:p text:style-name="P29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draw:layer="layout" svg:width="3.251cm" svg:height="1.473cm" svg:x="4.877cm" svg:y="3.8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draw:layer="layout" svg:width="3.251cm" svg:height="1.473cm" svg:x="21.676cm" svg:y="3.8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0" xml:id="id46" draw:id="id46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0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7" draw:text-style-name="P39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7" draw:id="id47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xml:id="id44" draw:id="id44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1" draw:text-style-name="P42" xml:id="id42" draw:id="id42" draw:layer="layout" svg:width="1.923cm" svg:height="1.872cm" svg:x="2.11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6" draw:text-style-name="P9" draw:layer="layout" svg:x1="21.585cm" svg:y1="7.405cm" svg:x2="18.602cm" svg:y2="8.574cm" draw:start-shape="id50" draw:start-glue-point="3" draw:end-shape="id40" draw:end-glue-point="0" svg:d="M21585 7405h-2983v1169" svg:viewBox="0 0 2984 1170">
          <text:p/>
        </draw:connector>
        <draw:connector draw:style-name="gr49" draw:text-style-name="P9" draw:layer="layout" svg:x1="6.502cm" svg:y1="6.669cm" svg:x2="23.21cm" svg:y2="6.669cm" draw:start-shape="id48" draw:start-glue-point="0" draw:end-shape="id50" draw:end-glue-point="0" svg:d="M6502 6669v-514h16708v514" svg:viewBox="0 0 16709 515">
          <text:p/>
        </draw:connector>
        <draw:connector draw:style-name="gr116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cm" svg:y2="8.142cm" draw:start-shape="id45" draw:start-glue-point="0" draw:end-shape="id50" draw:end-glue-point="2" svg:d="M23301 11204l-91-3062" svg:viewBox="0 0 92 3063">
          <text:p/>
        </draw:connector>
        <draw:connector draw:style-name="gr116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6" draw:text-style-name="P44" draw:layer="layout" svg:width="2.195cm" svg:height="0.642cm" svg:x="14.858cm" svg:y="12.478cm">
          <text:list text:style-name="L1">
            <text:list-header>
              <text:p text:style-name="P43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6" draw:layer="layout" svg:width="1.497cm" svg:height="0.642cm" svg:x="6.425cm" svg:y="9.426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6" draw:layer="layout" svg:width="1.497cm" svg:height="0.642cm" svg:x="23.229cm" svg:y="9.438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6" draw:layer="layout" svg:width="2.487cm" svg:height="0.642cm" svg:x="11.0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6" draw:layer="layout" svg:width="1.497cm" svg:height="0.642cm" svg:x="19.533cm" svg:y="6.7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6" draw:layer="layout" svg:width="1.408cm" svg:height="0.642cm" svg:x="6.3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6" draw:layer="layout" svg:width="1.408cm" svg:height="0.642cm" svg:x="23.1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41" draw:text-style-name="P47" draw:layer="layout" svg:width="2.195cm" svg:height="0.642cm" svg:x="14.86cm" svg:y="13.487cm">
          <text:list text:style-name="L1">
            <text:list-header>
              <text:p text:style-name="P45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7" draw:layer="layout" svg:width="1.497cm" svg:height="0.642cm" svg:x="8.937cm" svg:y="6.7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3" draw:text-style-name="P16" draw:layer="layout" svg:x1="12.068cm" svg:y1="7.024cm" svg:x2="17.412cm" svg:y2="7.024cm">
          <text:p text:style-name="P17"><text:span text:style-name="T4">Mail Trust</text:span></text:p>
        </draw:line>
        <draw:g>
          <draw:polygon draw:style-name="gr144" draw:text-style-name="P48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5" draw:text-style-name="P50" draw:layer="layout" svg:width="3.398cm" svg:height="0.705cm" svg:x="13.083cm" svg:y="10.277cm">
          <text:list text:style-name="L1">
            <text:list-header>
              <text:p text:style-name="P49"><text:span text:style-name="T14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6" draw:text-style-name="P16" draw:layer="layout" svg:x1="12.058cm" svg:y1="14.936cm" svg:x2="17.402cm" svg:y2="14.936cm">
          <text:p text:style-name="P17"><text:span text:style-name="T4">UMA Trust</text:span></text:p>
        </draw:line>
      </draw:page>
      <draw:page draw:name="page7" draw:style-name="dp1" draw:master-page-name="Default">
        <draw:custom-shape draw:style-name="gr147" draw:text-style-name="P30" xml:id="id60" draw:id="id60" draw:layer="layout" svg:width="3.251cm" svg:height="1.473cm" svg:x="4.877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3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MAA</text:span></text:p>
            </text:list-header>
            <text:list-item>
              <text:p text:style-name="P32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4" xml:id="id62" draw:id="id62" draw:layer="layout" svg:width="3.251cm" svg:height="1.473cm" svg:x="21.584cm" svg:y="6.6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0" draw:text-style-name="P36" draw:layer="layout" svg:width="2.479cm" svg:height="0.642cm" svg:x="14.806cm" svg:y="5.354cm">
          <text:list text:style-name="L1">
            <text:list-header>
              <text:p text:style-name="P35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34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MAA</text:span></text:p>
            </text:list-header>
            <text:list-item>
              <text:p text:style-name="P29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7" draw:layer="layout" svg:width="3.251cm" svg:height="1.473cm" svg:x="4.877cm" svg:y="3.8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8" draw:layer="layout" svg:width="3.251cm" svg:height="1.473cm" svg:x="21.676cm" svg:y="3.8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9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0" xml:id="id58" draw:id="id58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40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7" draw:text-style-name="P39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1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0" xml:id="id59" draw:id="id59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42" xml:id="id56" draw:id="id56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1" draw:text-style-name="P42" xml:id="id54" draw:id="id54" draw:layer="layout" svg:width="1.923cm" svg:height="1.872cm" svg:x="2.11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6" draw:text-style-name="P9" draw:layer="layout" svg:x1="21.585cm" svg:y1="7.405cm" svg:x2="18.602cm" svg:y2="8.574cm" draw:start-shape="id62" draw:start-glue-point="3" draw:end-shape="id52" draw:end-glue-point="0" svg:d="M21585 7405h-2983v1169" svg:viewBox="0 0 2984 1170">
          <text:p/>
        </draw:connector>
        <draw:connector draw:style-name="gr49" draw:text-style-name="P9" draw:layer="layout" svg:x1="6.502cm" svg:y1="6.669cm" svg:x2="23.21cm" svg:y2="6.669cm" draw:start-shape="id60" draw:start-glue-point="0" draw:end-shape="id62" draw:end-glue-point="0" svg:d="M6502 6669v-514h16708v514" svg:viewBox="0 0 16709 515">
          <text:p/>
        </draw:connector>
        <draw:connector draw:style-name="gr116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cm" svg:y2="8.142cm" draw:start-shape="id57" draw:start-glue-point="0" draw:end-shape="id62" draw:end-glue-point="2" svg:d="M23301 11204l-91-3062" svg:viewBox="0 0 92 3063">
          <text:p/>
        </draw:connector>
        <draw:connector draw:style-name="gr116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62" draw:text-style-name="P44" draw:layer="layout" svg:width="2.195cm" svg:height="0.642cm" svg:x="14.858cm" svg:y="12.478cm">
          <text:list text:style-name="L1">
            <text:list-header>
              <text:p text:style-name="P43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6" draw:layer="layout" svg:width="1.497cm" svg:height="0.642cm" svg:x="6.425cm" svg:y="9.426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6" draw:layer="layout" svg:width="1.497cm" svg:height="0.642cm" svg:x="23.229cm" svg:y="9.438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46" draw:layer="layout" svg:width="2.487cm" svg:height="0.642cm" svg:x="11.0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6" draw:layer="layout" svg:width="1.497cm" svg:height="0.642cm" svg:x="19.533cm" svg:y="6.7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6" draw:layer="layout" svg:width="1.408cm" svg:height="0.642cm" svg:x="6.3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6" draw:layer="layout" svg:width="1.408cm" svg:height="0.642cm" svg:x="23.1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6" draw:text-style-name="P47" draw:layer="layout" svg:width="2.195cm" svg:height="0.642cm" svg:x="14.86cm" svg:y="13.487cm">
          <text:list text:style-name="L1">
            <text:list-header>
              <text:p text:style-name="P45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47" draw:layer="layout" svg:width="1.497cm" svg:height="0.642cm" svg:x="8.937cm" svg:y="6.7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8" draw:text-style-name="P30" xml:id="id72" draw:id="id72" draw:layer="layout" svg:width="3.251cm" svg:height="1.473cm" svg:x="4.877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3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MAA</text:span></text:p>
            </text:list-header>
            <text:list-item>
              <text:p text:style-name="P32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4" xml:id="id74" draw:id="id74" draw:layer="layout" svg:width="3.251cm" svg:height="1.473cm" svg:x="21.584cm" svg:y="6.6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1" draw:text-style-name="P36" draw:layer="layout" svg:width="2.479cm" svg:height="0.642cm" svg:x="14.806cm" svg:y="5.354cm">
          <text:list text:style-name="L1">
            <text:list-header>
              <text:p text:style-name="P35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2" draw:text-style-name="P51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MAA</text:span></text:p>
            </text:list-header>
            <text:list-item>
              <text:p text:style-name="P32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7" draw:layer="layout" svg:width="3.251cm" svg:height="1.473cm" svg:x="4.877cm" svg:y="3.8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8" draw:layer="layout" svg:width="3.251cm" svg:height="1.473cm" svg:x="21.676cm" svg:y="3.8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9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0" xml:id="id70" draw:id="id70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40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8" draw:text-style-name="P52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0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3" xml:id="id71" draw:id="id71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53" xml:id="id68" draw:id="id68" draw:layer="layout" svg:width="1.932cm" svg:height="1.889cm" svg:x="25.775cm" svg:y="11.03cm">
          <text:list text:style-name="L1">
            <text:list-header>
              <text:p text:style-name="P32"><text:span text:style-name="T15">Data</text:span></text:p>
              <text:p text:style-name="P32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2" draw:text-style-name="P42" xml:id="id66" draw:id="id66" draw:layer="layout" svg:width="1.923cm" svg:height="1.872cm" svg:x="2.11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3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4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4" draw:text-style-name="P9" draw:layer="layout" svg:x1="21.585cm" svg:y1="7.405cm" svg:x2="18.602cm" svg:y2="8.574cm" draw:start-shape="id74" draw:start-glue-point="3" draw:end-shape="id64" draw:end-glue-point="0" svg:d="M21585 7405h-2983v1169" svg:viewBox="0 0 2984 1170">
          <text:p/>
        </draw:connector>
        <draw:connector draw:style-name="gr49" draw:text-style-name="P9" draw:layer="layout" svg:x1="6.502cm" svg:y1="6.669cm" svg:x2="23.21cm" svg:y2="6.669cm" draw:start-shape="id72" draw:start-glue-point="0" draw:end-shape="id74" draw:end-glue-point="0" svg:d="M6502 6669v-514h16708v514" svg:viewBox="0 0 16709 515">
          <text:p/>
        </draw:connector>
        <draw:connector draw:style-name="gr116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cm" svg:y2="8.142cm" draw:start-shape="id69" draw:start-glue-point="0" draw:end-shape="id74" draw:end-glue-point="2" svg:d="M23301 11204l-91-3062" svg:viewBox="0 0 92 3063">
          <text:p/>
        </draw:connector>
        <draw:connector draw:style-name="gr124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5" draw:text-style-name="P46" draw:layer="layout" svg:width="2.195cm" svg:height="0.642cm" svg:x="14.858cm" svg:y="12.478cm">
          <text:list text:style-name="L1">
            <text:list-header>
              <text:p text:style-name="P45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36" draw:layer="layout" svg:width="1.497cm" svg:height="0.642cm" svg:x="6.425cm" svg:y="9.426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6" draw:layer="layout" svg:width="1.497cm" svg:height="0.642cm" svg:x="23.229cm" svg:y="9.438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6" draw:layer="layout" svg:width="2.487cm" svg:height="0.642cm" svg:x="11.0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6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6" draw:layer="layout" svg:width="1.497cm" svg:height="0.642cm" svg:x="19.533cm" svg:y="6.7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6" draw:layer="layout" svg:width="1.408cm" svg:height="0.642cm" svg:x="6.3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6" draw:layer="layout" svg:width="1.408cm" svg:height="0.642cm" svg:x="23.1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6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9" draw:text-style-name="P47" draw:layer="layout" svg:width="2.195cm" svg:height="0.642cm" svg:x="14.86cm" svg:y="13.487cm">
          <text:list text:style-name="L1">
            <text:list-header>
              <text:p text:style-name="P45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7" draw:layer="layout" svg:width="1.497cm" svg:height="0.642cm" svg:x="8.937cm" svg:y="6.7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1" draw:text-style-name="P56" xml:id="id84" draw:id="id84" draw:layer="layout" svg:width="3.251cm" svg:height="1.473cm" svg:x="4.877cm" svg:y="6.669cm">
          <text:list text:style-name="L1">
            <text:list-header>
              <text:p text:style-name="P54"><text:span text:style-name="T8">MTA</text:span></text:p>
            </text:list-header>
            <text:list-item>
              <text:p text:style-name="P55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6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4"><text:span text:style-name="T8">MAA</text:span></text:p>
            </text:list-header>
            <text:list-item>
              <text:p text:style-name="P55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58" xml:id="id86" draw:id="id86" draw:layer="layout" svg:width="3.251cm" svg:height="1.473cm" svg:x="21.584cm" svg:y="6.669cm">
          <text:list text:style-name="L1">
            <text:list-header>
              <text:p text:style-name="P57"><text:span text:style-name="T5">MTA</text:span></text:p>
            </text:list-header>
            <text:list-item>
              <text:p text:style-name="P57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4" draw:text-style-name="P60" draw:layer="layout" svg:width="2.479cm" svg:height="0.642cm" svg:x="14.806cm" svg:y="5.354cm">
          <text:list text:style-name="L1">
            <text:list-header>
              <text:p text:style-name="P59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58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7"><text:span text:style-name="T5">MAA</text:span></text:p>
            </text:list-header>
            <text:list-item>
              <text:p text:style-name="P57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0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61" draw:layer="layout" svg:width="3.251cm" svg:height="1.473cm" svg:x="21.676cm" svg:y="3.872cm">
          <text:list text:style-name="L1">
            <text:list-header>
              <text:p text:style-name="P55"><text:span text:style-name="T8">UMA/AS</text:span></text:p>
            </text:list-header>
            <text:list-item>
              <text:p text:style-name="P55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6" xml:id="id82" draw:id="id82" draw:layer="layout" svg:width="3.2cm" svg:height="1.535cm" svg:x="4.877cm" svg:y="15.004cm">
          <text:list text:style-name="L1">
            <text:list-header>
              <text:p text:style-name="P54"><text:span text:style-name="T8">Email App</text:span></text:p>
            </text:list-header>
            <text:list-item>
              <text:p text:style-name="P54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62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5"><text:span text:style-name="T8">UMA/MRA</text:span></text:p>
            </text:list-header>
            <text:list-item>
              <text:p text:style-name="P55"><text:span text:style-name="T9">Mail Retrieval Agent</text:span></text:p>
            </text:list-item>
            <text:list-item>
              <text:p text:style-name="P55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21" draw:text-style-name="P63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4"><text:span text:style-name="T8">UMA/MBX</text:span></text:p>
            </text:list-header>
            <text:list-item>
              <text:p text:style-name="P54"><text:span text:style-name="T9">Mailbox</text:span></text:p>
            </text:list-item>
            <text:list-item>
              <text:p text:style-name="P54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1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6" xml:id="id83" draw:id="id83" draw:layer="layout" svg:width="3.251cm" svg:height="1.535cm" svg:x="21.676cm" svg:y="15.004cm">
          <text:list text:style-name="L1">
            <text:list-header>
              <text:p text:style-name="P54"><text:span text:style-name="T8">Email App</text:span></text:p>
            </text:list-header>
            <text:list-item>
              <text:p text:style-name="P54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64" xml:id="id80" draw:id="id80" draw:layer="layout" svg:width="1.932cm" svg:height="1.889cm" svg:x="25.775cm" svg:y="11.03cm">
          <text:list text:style-name="L1">
            <text:list-header>
              <text:p text:style-name="P55"><text:span text:style-name="T15">Data</text:span></text:p>
              <text:p text:style-name="P55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5" draw:text-style-name="P65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3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6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4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6" draw:text-style-name="P9" draw:layer="layout" svg:x1="21.585cm" svg:y1="7.405cm" svg:x2="18.602cm" svg:y2="8.574cm" draw:start-shape="id86" draw:start-glue-point="3" draw:end-shape="id76" draw:end-glue-point="0" svg:d="M21585 7405h-2983v1169" svg:viewBox="0 0 2984 1170">
          <text:p/>
        </draw:connector>
        <draw:connector draw:style-name="gr226" draw:text-style-name="P9" draw:layer="layout" svg:x1="6.502cm" svg:y1="6.669cm" svg:x2="23.21cm" svg:y2="6.669cm" draw:start-shape="id84" draw:start-glue-point="0" draw:end-shape="id86" draw:end-glue-point="0" svg:d="M6502 6669v-514h16708v514" svg:viewBox="0 0 16709 515">
          <text:p/>
        </draw:connector>
        <draw:connector draw:style-name="gr124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cm" svg:y2="8.142cm" draw:start-shape="id81" draw:start-glue-point="0" draw:end-shape="id86" draw:end-glue-point="2" svg:d="M23301 11204l-91-3062" svg:viewBox="0 0 92 3063">
          <text:p/>
        </draw:connector>
        <draw:connector draw:style-name="gr124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7" draw:text-style-name="P60" draw:layer="layout" svg:width="2.195cm" svg:height="0.642cm" svg:x="14.858cm" svg:y="12.478cm">
          <text:list text:style-name="L1">
            <text:list-header>
              <text:p text:style-name="P59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0" draw:layer="layout" svg:width="1.497cm" svg:height="0.642cm" svg:x="23.229cm" svg:y="9.438cm">
          <text:list text:style-name="L1">
            <text:list-header>
              <text:p text:style-name="P59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60" draw:layer="layout" svg:width="2.487cm" svg:height="0.642cm" svg:x="11.091cm" svg:y="10.196cm">
          <text:list text:style-name="L1">
            <text:list-header>
              <text:p text:style-name="P59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66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60" draw:layer="layout" svg:width="1.408cm" svg:height="0.642cm" svg:x="8.165cm" svg:y="11.29cm">
          <text:list text:style-name="L1">
            <text:list-header>
              <text:p text:style-name="P59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60" draw:layer="layout" svg:width="1.408cm" svg:height="0.642cm" svg:x="20.179cm" svg:y="11.302cm">
          <text:list text:style-name="L1">
            <text:list-header>
              <text:p text:style-name="P59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66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60" draw:layer="layout" svg:width="1.408cm" svg:height="0.642cm" svg:x="6.379cm" svg:y="13.602cm">
          <text:list text:style-name="L1">
            <text:list-header>
              <text:p text:style-name="P59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60" draw:layer="layout" svg:width="1.408cm" svg:height="0.642cm" svg:x="23.193cm" svg:y="13.614cm">
          <text:list text:style-name="L1">
            <text:list-header>
              <text:p text:style-name="P59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60" draw:layer="layout" svg:width="3.093cm" svg:height="0.642cm" svg:x="4.932cm" svg:y="16.935cm">
          <text:list text:style-name="L1">
            <text:list-header>
              <text:p text:style-name="P59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60" draw:layer="layout" svg:width="2.907cm" svg:height="0.642cm" svg:x="21.928cm" svg:y="16.944cm">
          <text:list text:style-name="L1">
            <text:list-header>
              <text:p text:style-name="P59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41" draw:text-style-name="P67" draw:layer="layout" svg:width="2.195cm" svg:height="0.642cm" svg:x="14.86cm" svg:y="13.487cm">
          <text:list text:style-name="L1">
            <text:list-header>
              <text:p text:style-name="P59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67" draw:layer="layout" svg:width="1.497cm" svg:height="0.642cm" svg:x="8.937cm" svg:y="6.762cm">
          <text:list text:style-name="L1">
            <text:list-header>
              <text:p text:style-name="P59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3" draw:text-style-name="P56" xml:id="id96" draw:id="id96" draw:layer="layout" svg:width="3.251cm" svg:height="1.473cm" svg:x="4.877cm" svg:y="6.669cm">
          <text:list text:style-name="L1">
            <text:list-header>
              <text:p text:style-name="P54"><text:span text:style-name="T8">MTA</text:span></text:p>
            </text:list-header>
            <text:list-item>
              <text:p text:style-name="P55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6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4"><text:span text:style-name="T8">MAA</text:span></text:p>
            </text:list-header>
            <text:list-item>
              <text:p text:style-name="P55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68" xml:id="id98" draw:id="id98" draw:layer="layout" svg:width="3.251cm" svg:height="1.473cm" svg:x="21.584cm" svg:y="6.669cm">
          <text:list text:style-name="L1">
            <text:list-header>
              <text:p text:style-name="P55"><text:span text:style-name="T8">MTA</text:span></text:p>
            </text:list-header>
            <text:list-item>
              <text:p text:style-name="P55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6" draw:text-style-name="P60" draw:layer="layout" svg:width="2.479cm" svg:height="0.642cm" svg:x="14.806cm" svg:y="5.354cm">
          <text:list text:style-name="L1">
            <text:list-header>
              <text:p text:style-name="P59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68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5"><text:span text:style-name="T8">MAA</text:span></text:p>
            </text:list-header>
            <text:list-item>
              <text:p text:style-name="P55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0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1" draw:layer="layout" svg:width="3.251cm" svg:height="1.473cm" svg:x="21.676cm" svg:y="3.872cm">
          <text:list text:style-name="L1">
            <text:list-header>
              <text:p text:style-name="P55"><text:span text:style-name="T8">UMA/AS</text:span></text:p>
            </text:list-header>
            <text:list-item>
              <text:p text:style-name="P55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6" xml:id="id94" draw:id="id94" draw:layer="layout" svg:width="3.251cm" svg:height="1.535cm" svg:x="4.877cm" svg:y="15.004cm">
          <text:list text:style-name="L1">
            <text:list-header>
              <text:p text:style-name="P54"><text:span text:style-name="T8">Email App</text:span></text:p>
            </text:list-header>
            <text:list-item>
              <text:p text:style-name="P54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62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5"><text:span text:style-name="T8">UMA/MRA</text:span></text:p>
            </text:list-header>
            <text:list-item>
              <text:p text:style-name="P55"><text:span text:style-name="T9">Mail Retrieval Agent</text:span></text:p>
            </text:list-item>
            <text:list-item>
              <text:p text:style-name="P55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3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5">Email App</text:span></text:p>
            </text:list-header>
            <text:list-item>
              <text:p text:style-name="P1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65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7" draw:text-style-name="P65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6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4" draw:text-style-name="P9" draw:layer="layout" svg:x1="21.585cm" svg:y1="7.405cm" svg:x2="18.602cm" svg:y2="8.574cm" draw:start-shape="id98" draw:start-glue-point="3" draw:end-shape="id88" draw:end-glue-point="0" svg:d="M21585 7405h-2983v1169" svg:viewBox="0 0 2984 1170">
          <text:p/>
        </draw:connector>
        <draw:connector draw:style-name="gr226" draw:text-style-name="P9" draw:layer="layout" svg:x1="6.502cm" svg:y1="6.669cm" svg:x2="23.21cm" svg:y2="6.669cm" draw:start-shape="id96" draw:start-glue-point="0" draw:end-shape="id98" draw:end-glue-point="0" svg:d="M6502 6669v-514h16708v514" svg:viewBox="0 0 16709 515">
          <text:p/>
        </draw:connector>
        <draw:connector draw:style-name="gr124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cm" svg:y2="8.142cm" draw:start-shape="id93" draw:start-glue-point="0" draw:end-shape="id98" draw:end-glue-point="2" svg:d="M23301 11204l-91-3062" svg:viewBox="0 0 92 3063">
          <text:p/>
        </draw:connector>
        <draw:connector draw:style-name="gr116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8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60" draw:layer="layout" svg:width="1.497cm" svg:height="0.642cm" svg:x="23.229cm" svg:y="9.438cm">
          <text:list text:style-name="L1">
            <text:list-header>
              <text:p text:style-name="P59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60" draw:layer="layout" svg:width="2.487cm" svg:height="0.642cm" svg:x="11.091cm" svg:y="10.196cm">
          <text:list text:style-name="L1">
            <text:list-header>
              <text:p text:style-name="P59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60" draw:layer="layout" svg:width="2.487cm" svg:height="0.642cm" svg:x="18.594cm" svg:y="10.208cm">
          <text:list text:style-name="L1">
            <text:list-header>
              <text:p text:style-name="P59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60" draw:layer="layout" svg:width="1.408cm" svg:height="0.642cm" svg:x="8.165cm" svg:y="11.29cm">
          <text:list text:style-name="L1">
            <text:list-header>
              <text:p text:style-name="P59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60" draw:layer="layout" svg:width="1.497cm" svg:height="0.642cm" svg:x="19.533cm" svg:y="6.75cm">
          <text:list text:style-name="L1">
            <text:list-header>
              <text:p text:style-name="P59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60" draw:layer="layout" svg:width="1.408cm" svg:height="0.642cm" svg:x="6.379cm" svg:y="13.602cm">
          <text:list text:style-name="L1">
            <text:list-header>
              <text:p text:style-name="P59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60" draw:layer="layout" svg:width="3.093cm" svg:height="0.642cm" svg:x="4.932cm" svg:y="16.935cm">
          <text:list text:style-name="L1">
            <text:list-header>
              <text:p text:style-name="P59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72" draw:text-style-name="P67" draw:layer="layout" svg:width="2.195cm" svg:height="0.642cm" svg:x="14.86cm" svg:y="13.487cm">
          <text:list text:style-name="L1">
            <text:list-header>
              <text:p text:style-name="P59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67" draw:layer="layout" svg:width="1.497cm" svg:height="0.642cm" svg:x="8.937cm" svg:y="6.762cm">
          <text:list text:style-name="L1">
            <text:list-header>
              <text:p text:style-name="P59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04T11:53:25.444037179</dc:date>
    <dc:creator>Igor Zboran</dc:creator>
    <meta:editing-duration>P3DT18H39M36S</meta:editing-duration>
    <meta:editing-cycles>323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3"/>
  </office:meta>
</office:document-meta>
</file>